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25in" fo:margin-right="0in" fo:text-indent="0in" style:auto-text-indent="false">
        <style:tab-stops>
          <style:tab-stop style:position="0.5in"/>
        </style:tab-stops>
      </style:paragraph-properties>
    </style:style>
    <style:style style:name="P2" style:family="paragraph" style:parent-style-name="List_20_Paragraph" style:list-style-name="WWNum2">
      <style:paragraph-properties>
        <style:tab-stops>
          <style:tab-stop style:position="0.5in"/>
        </style:tab-stops>
      </style:paragraph-properties>
    </style:style>
    <style:style style:name="P3" style:family="paragraph" style:parent-style-name="Normal_20__28_Web_29_" style:master-page-name="Standard">
      <style:paragraph-properties fo:margin-top="0in" fo:margin-bottom="0.1945in" style:page-number="auto">
        <style:tab-stops>
          <style:tab-stop style:position="3.5in" style:type="center"/>
          <style:tab-stop style:position="4.872in"/>
        </style:tab-stops>
      </style:paragraph-properties>
    </style:style>
    <style:style style:name="P4" style:family="paragraph" style:parent-style-name="Plain_20_Text">
      <style:paragraph-properties fo:margin-top="0in" fo:margin-bottom="0.0598in"/>
    </style:style>
    <style:style style:name="P5" style:family="paragraph" style:parent-style-name="Plain_20_Text">
      <style:paragraph-properties fo:margin-top="0in" fo:margin-bottom="0.0598in"/>
      <style:text-properties style:font-name="Times New Roman" fo:font-size="12pt" style:font-size-asian="12pt" style:font-name-complex="Times New Roman1" style:font-size-complex="12pt"/>
    </style:style>
    <style:style style:name="P6" style:family="paragraph" style:parent-style-name="Plain_20_Text" style:list-style-name="WWNum1">
      <style:paragraph-properties fo:margin-top="0in" fo:margin-bottom="0.0598in"/>
    </style:style>
    <style:style style:name="P7" style:family="paragraph" style:parent-style-name="Plain_20_Text">
      <style:paragraph-properties fo:margin-left="0.25in" fo:margin-right="0in" fo:margin-top="0in" fo:margin-bottom="0.0598in" fo:text-indent="0in" style:auto-text-indent="false"/>
      <style:text-properties style:font-name="Times New Roman" fo:font-size="12pt" style:font-size-asian="12pt" style:font-name-complex="Times New Roman1" style:font-size-complex="12pt"/>
    </style:style>
    <style:style style:name="P8" style:family="paragraph" style:parent-style-name="Plain_20_Text">
      <style:paragraph-properties fo:margin-left="0.25in" fo:margin-right="0in" fo:margin-top="0in" fo:margin-bottom="0.0402in" fo:text-indent="0in" style:auto-text-indent="false"/>
    </style:style>
    <style:style style:name="P9" style:family="paragraph" style:parent-style-name="Plain_20_Text">
      <style:paragraph-properties fo:margin-left="0.25in" fo:margin-right="0in" fo:margin-top="0in" fo:margin-bottom="0.0402in" fo:text-indent="0in" style:auto-text-indent="false">
        <style:tab-stops>
          <style:tab-stop style:position="0.5in"/>
        </style:tab-stops>
      </style:paragraph-properties>
    </style:style>
    <style:style style:name="P10" style:family="paragraph" style:parent-style-name="Plain_20_Text">
      <style:paragraph-properties fo:margin-left="0.25in" fo:margin-right="0in" fo:margin-top="0in" fo:margin-bottom="0.0402in" fo:text-indent="0in" style:auto-text-indent="false"/>
      <style:text-properties style:font-name="Times New Roman" fo:font-size="12pt" style:font-size-asian="12pt" style:font-name-complex="Times New Roman1" style:font-size-complex="12pt"/>
    </style:style>
    <style:style style:name="P11" style:family="paragraph" style:parent-style-name="Plain_20_Text">
      <style:paragraph-properties fo:margin-left="0.5in" fo:margin-right="0in" fo:margin-top="0in" fo:margin-bottom="0.0598in" fo:text-indent="0in" style:auto-text-indent="false"/>
    </style:style>
    <style:style style:name="P12" style:family="paragraph" style:parent-style-name="Plain_20_Text">
      <style:paragraph-properties fo:margin-left="0.5in" fo:margin-right="0in" fo:margin-top="0in" fo:margin-bottom="0.0402in" fo:text-indent="0in" style:auto-text-indent="false"/>
      <style:text-properties style:font-name="Times New Roman" fo:font-size="12pt" style:font-size-asian="12pt" style:font-name-complex="Times New Roman1" style:font-size-complex="12pt"/>
    </style:style>
    <style:style style:name="P13" style:family="paragraph" style:parent-style-name="Plain_20_Text">
      <style:paragraph-properties fo:margin-left="0.5in" fo:margin-right="0in" fo:margin-top="0in" fo:margin-bottom="0.0402in" fo:text-indent="0in" style:auto-text-indent="false">
        <style:tab-stops>
          <style:tab-stop style:position="0.5in"/>
        </style:tab-stops>
      </style:paragraph-properties>
      <style:text-properties style:font-name="Times New Roman" fo:font-size="12pt" style:font-size-asian="12pt" style:font-name-complex="Times New Roman1" style:font-size-complex="12pt"/>
    </style:style>
    <style:style style:name="P14" style:family="paragraph" style:parent-style-name="Plain_20_Text">
      <style:paragraph-properties fo:margin-top="0in" fo:margin-bottom="0.0402in"/>
    </style:style>
    <style:style style:name="P15" style:family="paragraph" style:parent-style-name="Plain_20_Text">
      <style:paragraph-properties fo:margin-top="0in" fo:margin-bottom="0.0402in"/>
      <style:text-properties style:font-name="Times New Roman" fo:font-size="12pt" style:font-size-asian="12pt" style:font-name-complex="Times New Roman1" style:font-size-complex="12pt"/>
    </style:style>
    <style:style style:name="P16" style:family="paragraph" style:parent-style-name="Plain_20_Text">
      <style:paragraph-properties fo:margin-top="0in" fo:margin-bottom="0.0402in">
        <style:tab-stops>
          <style:tab-stop style:position="0.5in"/>
        </style:tab-stops>
      </style:paragraph-properties>
      <style:text-properties style:font-name="Times New Roman" fo:font-size="12pt" style:font-size-asian="12pt" style:font-name-complex="Times New Roman1" style:font-size-complex="12pt"/>
    </style:style>
    <style:style style:name="P17" style:family="paragraph" style:parent-style-name="Plain_20_Text">
      <style:paragraph-properties fo:margin-top="0in" fo:margin-bottom="0.0402in">
        <style:tab-stops>
          <style:tab-stop style:position="0.5in"/>
        </style:tab-stops>
      </style:paragraph-properties>
    </style:style>
    <style:style style:name="P18" style:family="paragraph" style:parent-style-name="Plain_20_Text" style:list-style-name="WWNum1">
      <style:paragraph-properties fo:margin-top="0in" fo:margin-bottom="0.0402in">
        <style:tab-stops>
          <style:tab-stop style:position="0.5in"/>
        </style:tab-stops>
      </style:paragraph-properties>
    </style:style>
    <style:style style:name="P19" style:family="paragraph" style:parent-style-name="Plain_20_Text">
      <style:paragraph-properties fo:margin-left="0.75in" fo:margin-right="0in" fo:margin-top="0in" fo:margin-bottom="0.0402in" fo:text-indent="0.25in" style:auto-text-indent="false"/>
    </style:style>
    <style:style style:name="P20" style:family="paragraph" style:parent-style-name="Plain_20_Text">
      <style:paragraph-properties fo:margin-left="0.75in" fo:margin-right="0in" fo:margin-top="0in" fo:margin-bottom="0.0402in" fo:text-indent="0.25in" style:auto-text-indent="false"/>
      <style:text-properties style:font-name="Times New Roman" fo:font-size="12pt" style:font-size-asian="12pt" style:font-name-complex="Times New Roman1" style:font-size-complex="12pt"/>
    </style:style>
    <style:style style:name="P21" style:family="paragraph" style:parent-style-name="Plain_20_Text">
      <style:paragraph-properties fo:margin-left="0.75in" fo:margin-right="0in" fo:margin-top="0in" fo:margin-bottom="0.0402in" fo:text-indent="0in" style:auto-text-indent="false"/>
    </style:style>
    <style:style style:name="P22" style:family="paragraph" style:parent-style-name="Plain_20_Text">
      <style:paragraph-properties fo:margin-left="0.75in" fo:margin-right="0in" fo:margin-top="0in" fo:margin-bottom="0.0402in" fo:text-indent="0in" style:auto-text-indent="false"/>
      <style:text-properties style:font-name="Times New Roman" fo:font-size="12pt" style:font-size-asian="12pt" style:font-name-complex="Times New Roman1" style:font-size-complex="12pt"/>
    </style:style>
    <style:style style:name="P23" style:family="paragraph" style:parent-style-name="Plain_20_Text">
      <style:paragraph-properties fo:margin-left="0.25in" fo:margin-right="0in" fo:margin-top="0in" fo:margin-bottom="0.0402in" fo:text-indent="0.25in" style:auto-text-indent="false"/>
    </style:style>
    <style:style style:name="T1" style:family="text">
      <style:text-properties fo:font-weight="bold" style:font-weight-asian="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fo:color="#339966"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CSCD 240<text:tab/></text:span></text:p>
      <text:p text:style-name="P4"><text:span text:style-name="T2">NOTE: Your answers, for all problems, will be saved in a file named cscd240</text:span><text:bookmark-start text:name="_GoBack"/><text:span text:style-name="T2">Lab6</text:span><text:bookmark-end text:name="_GoBack"/><text:span text:style-name="T2">pointers.pdf for all problems</text:span></text:p>
      <text:p text:style-name="P4"><text:span text:style-name="T2">NOTE: Your C file will be named cscd240Lab6.c</text:span></text:p>
      <text:p text:style-name="P5"/>
      <text:list xml:id="list4955610141" text:style-name="WWNum1">
        <text:list-item>
          <text:p text:style-name="P6"><text:span text:style-name="T2">Type in, compile and execute the following code.</text:span></text:p>
        </text:list-item>
      </text:list>
      <text:p text:style-name="P7"/>
      <text:p text:style-name="P11"><text:span text:style-name="T2">#include &lt;stdio.h&gt;</text:span></text:p>
      <text:p text:style-name="P11"><text:span text:style-name="T2">int main()</text:span></text:p>
      <text:p text:style-name="P11"><text:span text:style-name="T2">{</text:span></text:p>
      <text:p text:style-name="P19"><text:span text:style-name="T2">int arr[] = { 200, 400, 600, 800, 1000, 1200, 1400, 1600, 1800, 2000};</text:span></text:p>
      <text:p text:style-name="P21"><text:span text:style-name="T2"><text:tab/>int *ptr = arr;</text:span></text:p>
      <text:p text:style-name="P22"/>
      <text:p text:style-name="P21"><text:span text:style-name="T2"><text:tab/>/* This gives us an idea of the memory map */</text:span></text:p>
      <text:p text:style-name="P21"><text:span text:style-name="T2"><text:tab/>printf("sizeof(ptr) %ld\n", sizeof(ptr) );</text:span></text:p>
      <text:p text:style-name="P21"><text:span text:style-name="T2"><text:tab/>printf("sizeof(arr[0]) %ld\n", sizeof(arr[0]) );</text:span></text:p>
      <text:p text:style-name="P22"/>
      <text:p text:style-name="P21"><text:span text:style-name="T2"><text:tab/>printf("arr %p\n", arr);</text:span></text:p>
      <text:p text:style-name="P21"><text:span text:style-name="T2"><text:tab/>printf("ptr %p\n", ptr);</text:span></text:p>
      <text:p text:style-name="P22"/>
      <text:p text:style-name="P21"><text:span text:style-name="T2"><text:tab/>printf("arr[1] %p\n", &amp;arr[1]);</text:span></text:p>
      <text:p text:style-name="P21"><text:span text:style-name="T2"><text:tab/>printf("arr[9] %p\n", &amp;arr[9]);</text:span></text:p>
      <text:p text:style-name="P21"><text:span text:style-name="T2"><text:tab/>printf("&amp;ptr %p\n", &amp;ptr);</text:span></text:p>
      <text:p text:style-name="P21"><text:span text:style-name="T2"><text:tab/>/* end memory map */</text:span></text:p>
      <text:p text:style-name="P19"><text:span text:style-name="T2">return 0;</text:span></text:p>
      <text:p text:style-name="P20"/>
      <text:p text:style-name="P14"><text:span text:style-name="T2"><text:tab/>}// end main</text:span></text:p>
      <text:p text:style-name="P15"/>
      <text:p text:style-name="P17"><text:span text:style-name="T2">This code will provide a base address for arr and ptr. </text:span></text:p>
      <text:p text:style-name="P16"/>
      <text:p text:style-name="P17"><text:span text:style-name="T2">For this problem use the base address of 0x5600bc</text:span></text:p>
      <text:p text:style-name="P16"/>
      <text:p text:style-name="P17"><text:span text:style-name="T2">Answer /complete the following</text:span></text:p>
      <text:list xml:id="list1404988004" text:continue-numbering="true" text:style-name="WWNum1">
        <text:list-item>
          <text:list>
            <text:list-item>
              <text:p text:style-name="P18"><text:span text:style-name="T2">What is the size of ptr?</text:span></text:p>
            </text:list-item>
          </text:list>
        </text:list-item>
      </text:list>
      <text:p text:style-name="P17"><text:span text:style-name="T2"><text:tab/>The size of ptr is 8.</text:span></text:p>
      <text:list xml:id="list1044121328" text:continue-numbering="true" text:style-name="WWNum1">
        <text:list-item>
          <text:list>
            <text:list-item>
              <text:p text:style-name="P18"><text:span text:style-name="T2">What is the size of arr[0]?</text:span></text:p>
            </text:list-item>
          </text:list>
        </text:list-item>
      </text:list>
      <text:p text:style-name="P17"><text:span text:style-name="T2"><text:tab/>The size of arr[0] is 4.</text:span></text:p>
      <text:list xml:id="list2018696575" text:continue-numbering="true" text:style-name="WWNum1">
        <text:list-item>
          <text:list>
            <text:list-item>
              <text:p text:style-name="P18"><text:soft-page-break/><text:span text:style-name="T2">Draw a memory map that shows the memory locations of each element of the array and of ptr. Please follow the patterns that we used in the classroom, with values shown in memory cell (box) and address shown outside of memory cell.</text:span></text:p>
            </text:list-item>
          </text:list>
        </text:list-item>
        <text:list-item>
          <text:p text:style-name="P18"><text:span text:style-name="T2">Use the base address provided from problem #1 as the base address of the array. <text:s/>Based on the code below, create an educated guess that clearly outlines what you believe will happen as each line is executed. In your explanation clearly </text:span><text:span text:style-name="T3">explain what is happening</text:span><text:span text:style-name="T2">, don't just give memory addresses or values. If you only provide memory addresses or values you will receive </text:span><text:span text:style-name="T3">0 points</text:span><text:span text:style-name="T2"> for this problem. <text:s/>Your guesses will be clearly labeled in the PDF file. <text:s/>You must provide the line of code and then the explanation. NOTE: Where I provide the comment // reset ptr no explanation is required. </text:span></text:p>
        </text:list-item>
      </text:list>
      <text:p text:style-name="P9"><text:span text:style-name="T3">Note:</text:span><text:span text:style-name="T2"> the code provided in the below is code segment, not a complete program.</text:span></text:p>
      <text:p text:style-name="P10"/>
      <text:p text:style-name="P8"><text:span text:style-name="T2">ptr++;</text:span></text:p>
      <text:p text:style-name="P8"><text:span text:style-name="T2">printf("*ptr %i\n", *ptr);</text:span></text:p>
      <text:p text:style-name="P8"><text:span text:style-name="T2">printf("ptr %p\n", ptr);</text:span></text:p>
      <text:p text:style-name="P10"/>
      <text:p text:style-name="P8"><text:span text:style-name="T2">*++ptr;</text:span></text:p>
      <text:p text:style-name="P8"><text:span text:style-name="T2">printf("*++ptr %i\n", *ptr);</text:span></text:p>
      <text:p text:style-name="P8"><text:span text:style-name="T2">printf("ptr %p\n", ptr);</text:span></text:p>
      <text:p text:style-name="P10"/>
      <text:p text:style-name="P8"><text:span text:style-name="T2">*ptr++;</text:span></text:p>
      <text:p text:style-name="P8"><text:span text:style-name="T2">printf("*ptr++ %i\n", *ptr);</text:span></text:p>
      <text:p text:style-name="P8"><text:span text:style-name="T2">printf("ptr %p\n", ptr);</text:span></text:p>
      <text:p text:style-name="P10"/>
      <text:p text:style-name="P8"><text:span text:style-name="T2">ptr = arr; // reset ptr</text:span></text:p>
      <text:p text:style-name="P10"/>
      <text:p text:style-name="P8"><text:span text:style-name="T2">// fun with printf repeat last couple of commands</text:span></text:p>
      <text:p text:style-name="P8"><text:span text:style-name="T2">printf("*++ptr %i\n", *++ptr);</text:span></text:p>
      <text:p text:style-name="P8"><text:span text:style-name="T2">printf("ptr %p\n", ptr);</text:span></text:p>
      <text:p text:style-name="P10"/>
      <text:p text:style-name="P8"><text:span text:style-name="T2">printf("*ptr++ %i\n", *ptr++);</text:span></text:p>
      <text:p text:style-name="P8"><text:span text:style-name="T2">printf("ptr %p\n", ptr);</text:span></text:p>
      <text:p text:style-name="P10"/>
      <text:p text:style-name="P8"><text:span text:style-name="T2">ptr = arr; // reset ptr</text:span></text:p>
      <text:p text:style-name="P10"/>
      <text:p text:style-name="P8"><text:span text:style-name="T2">*ptr += 1;</text:span></text:p>
      <text:p text:style-name="P8"><text:span text:style-name="T2">printf("*ptr %i\n", *ptr);</text:span></text:p>
      <text:p text:style-name="P8"><text:span text:style-name="T2">printf("ptr %p\n", ptr);</text:span></text:p>
      <text:p text:style-name="P10"/>
      <text:p text:style-name="P8"><text:span text:style-name="T2">printf("*(ptr+1) %i\n", *(ptr+1));</text:span></text:p>
      <text:p text:style-name="P10"><text:soft-page-break/></text:p>
      <text:p text:style-name="P8"><text:span text:style-name="T2">ptr = arr; // reset ptr</text:span></text:p>
      <text:p text:style-name="P10"/>
      <text:p text:style-name="P10"/>
      <text:p text:style-name="P8"><text:span text:style-name="T2">*(arr+2) = *ptr+100;</text:span></text:p>
      <text:p text:style-name="P8"><text:span text:style-name="T2">printf("*(arr+2) %i\n", *(arr+2));</text:span></text:p>
      <text:p text:style-name="P10"/>
      <text:p text:style-name="P8"><text:span text:style-name="T2">ptr = arr + 5;</text:span></text:p>
      <text:p text:style-name="P8"><text:span text:style-name="T2">printf("*ptr %i\n", *ptr);</text:span></text:p>
      <text:p text:style-name="P8"><text:span text:style-name="T2">printf("ptr %p\n", ptr);</text:span></text:p>
      <text:p text:style-name="P10"/>
      <text:p text:style-name="P8"><text:span text:style-name="T2">ptr = arr; // reset ptr</text:span></text:p>
      <text:p text:style-name="P10"/>
      <text:p text:style-name="P8"><text:span text:style-name="T2">arr[2] = *(ptr + 5);</text:span></text:p>
      <text:p text:style-name="P8"><text:span text:style-name="T2">printf("arr[2] %i\n", arr[2]);</text:span></text:p>
      <text:p text:style-name="P10"/>
      <text:p text:style-name="P8"><text:span text:style-name="T2">ptr = (arr + 10);</text:span></text:p>
      <text:p text:style-name="P8"><text:span text:style-name="T2">printf("ptr %p\n", ptr);</text:span></text:p>
      <text:p text:style-name="P8"><text:span text:style-name="T2">printf("*ptr %i\n", *ptr);</text:span></text:p>
      <text:p text:style-name="P12"/>
      <text:list xml:id="list1187292819" text:continue-numbering="true" text:style-name="WWNum1">
        <text:list-item>
          <text:p text:style-name="P18"><text:span text:style-name="T2">Edit the C file </text:span></text:p>
          <text:list>
            <text:list-item>
              <text:p text:style-name="P18"><text:span text:style-name="T2">Add the code from problem #2 to your C file</text:span></text:p>
            </text:list-item>
            <text:list-item>
              <text:p text:style-name="P18"><text:span text:style-name="T2">Compile and execute your C file - <text:s/>capture the output</text:span></text:p>
            </text:list-item>
            <text:list-item>
              <text:p text:style-name="P18"><text:span text:style-name="T2">In the PDF clearly state the line of code, your guess and what the result was. <text:s/>If you guessed correctly then state – correct guess, otherwise clearly explain the incorrect guess.</text:span></text:p>
            </text:list-item>
            <text:list-item>
              <text:p text:style-name="P18"><text:span text:style-name="T2">Explain how the value for *ptr was deteremined based on </text:span></text:p>
            </text:list-item>
          </text:list>
        </text:list-item>
      </text:list>
      <text:p text:style-name="P23"><text:span text:style-name="T2">ptr = (arr + 10);</text:span></text:p>
      <text:p text:style-name="P23"><text:span text:style-name="T2">printf("ptr %p\n", ptr);</text:span></text:p>
      <text:p text:style-name="P23"><text:span text:style-name="T2">printf("*ptr %i\n", *ptr);</text:span></text:p>
      <text:p text:style-name="P13"/>
      <text:p text:style-name="Standard"/>
      <text:p text:style-name="Standard"><text:span text:style-name="T4">TO TURN IN:</text:span></text:p>
      <text:p text:style-name="Standard">A zip file containing:</text:p>
      <text:list xml:id="list2042691920" text:style-name="WWNum2">
        <text:list-item>
          <text:p text:style-name="P2">Your PDF file</text:p>
        </text:list-item>
        <text:list-item>
          <text:p text:style-name="P2">Your C file</text:p>
        </text:list-item>
      </text:list>
      <text:p text:style-name="P1"/>
      <text:p text:style-name="Standard">You better know the naming sche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fo:hyphenation-ladder-count="no-limit" style:writing-mode="lr-tb"/>
      <style:text-properties style:use-window-font-color="true" style:font-name="Times New Roman" fo:font-size="12pt" style:font-name-asian="Times New Roman1" style:font-size-asian="12pt" style:language-asian="ar" style:country-asian="SA"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1945in" fo:margin-bottom="0.1945in"/>
    </style:style>
    <style:style style:name="Plain_20_Text" style:display-name="Plain Text" style:family="paragraph" style:parent-style-name="Standard" style:default-outline-level="">
      <style:text-properties style:font-name="Courier New" fo:font-size="10pt" style:font-size-asian="10pt" style:font-name-complex="Courier New2" style:font-size-complex="10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urier New" fo:font-size="10pt" style:font-name-asian="Times New Roman1" style:font-size-asian="10pt" style:language-asian="ar" style:country-asian="SA" style:font-name-complex="Courier New2" style:font-size-complex="10pt"/>
    </style:style>
    <style:style style:name="ListLabel_20_1" style:display-name="ListLabel 1" style:family="text">
      <style:text-properties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 Steiner</meta:initial-creator>
    <dc:creator>bigboss424 </dc:creator>
    <meta:editing-cycles>6</meta:editing-cycles>
    <meta:creation-date>2014-10-24T15:56:00</meta:creation-date>
    <dc:date>2014-10-24T12:42:36</dc:date>
    <meta:editing-duration>PT4S</meta:editing-duration>
    <meta:generator>LibreOffice/3.5$Linux_X86_64 LibreOffice_project/350m1$Build-2</meta:generator>
    <meta:document-statistic meta:table-count="0" meta:image-count="0" meta:object-count="0" meta:page-count="3" meta:paragraph-count="75" meta:word-count="529" meta:character-count="3054" meta:non-whitespace-character-count="2588"/>
    <meta:user-defined meta:name="AppVersion">14.0000</meta:user-defined>
    <meta:user-defined meta:name="Company">Eastern Washingt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